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Text_20_body">
      <style:text-properties officeooo:rsid="0028a398" officeooo:paragraph-rsid="0028a398"/>
    </style:style>
    <style:style style:name="P4" style:family="paragraph" style:parent-style-name="Heading_20_1" style:master-page-name="Right_20_Page">
      <style:paragraph-properties style:page-number="auto"/>
      <style:text-properties officeooo:rsid="0028a398" officeooo:paragraph-rsid="0028a398"/>
    </style:style>
    <style:style style:name="P5" style:family="paragraph" style:parent-style-name="Heading_20_3">
      <style:text-properties officeooo:paragraph-rsid="00277301"/>
    </style:style>
    <style:style style:name="P6" style:family="paragraph" style:parent-style-name="Heading_20_3">
      <style:paragraph-properties fo:margin-top="0.3cm" fo:margin-bottom="0.3cm" loext:contextual-spacing="false"/>
    </style:style>
    <style:style style:name="P7" style:family="paragraph" style:parent-style-name="Heading_20_3">
      <style:paragraph-properties fo:margin-top="0.3cm" fo:margin-bottom="0.199cm" loext:contextual-spacing="false"/>
    </style:style>
    <style:style style:name="P8" style:family="paragraph" style:parent-style-name="Heading_20_3">
      <style:paragraph-properties fo:margin-top="0.6cm" fo:margin-bottom="0.3cm" loext:contextual-spacing="false" fo:break-before="page"/>
      <style:text-properties officeooo:rsid="0028a398" officeooo:paragraph-rsid="0028a398"/>
    </style:style>
    <style:style style:name="P9" style:family="paragraph" style:parent-style-name="Heading_20_3">
      <style:paragraph-properties fo:margin-top="0.4cm" fo:margin-bottom="0.25cm" loext:contextual-spacing="false"/>
    </style:style>
    <style:style style:name="T1" style:family="text">
      <style:text-properties officeooo:rsid="001d5e8e"/>
    </style:style>
    <style:style style:name="T2" style:family="text">
      <style:text-properties officeooo:rsid="0028a3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Viva la Vida</text:h>
      <text:h text:style-name="Heading_20_2" text:outline-level="2">(<text:span text:style-name="T2">Coldplay</text:span>)</text:h>
      <text:p text:style-name="Text_20_body">Time Signature: 4/4</text:p>
      <text:p text:style-name="Text_20_body">Chords: <text:span text:style-name="T2">B</text:span>m, C, <text:span text:style-name="T2">D, Em, </text:span>G</text:p>
      <text:p text:style-name="Text_20_body">Tempo: 130 - 150 BPM</text:p>
      <text:p text:style-name="P1"/>
      <text:h text:style-name="P8" text:outline-level="3">[INTRO]</text:h>
      <text:p text:style-name="P3">C <text:s/>D <text:s/>G <text:s/>Em <text:s text:c="3"/></text:p>
      <text:p text:style-name="P3">C <text:s/>D <text:s/>G <text:s/>Em <text:s/></text:p>
      <text:h text:style-name="P6" text:outline-level="3">[VERSE 1]</text:h>
      <text:p text:style-name="P3"><text:s text:c="11"/>C <text:s text:c="7"/>D</text:p>
      <text:p text:style-name="P3">I used to rule the world </text:p>
      <text:p text:style-name="P3"><text:s text:c="11"/>G <text:s text:c="19"/>Em</text:p>
      <text:p text:style-name="P3">Seas would rise when I gave the word </text:p>
      <text:p text:style-name="P3"><text:s text:c="21"/>C <text:s text:c="6"/>D</text:p>
      <text:p text:style-name="P3">Now in the morning I sleep alone </text:p>
      <text:p text:style-name="P3"><text:s text:c="10"/>G <text:s text:c="16"/>Em</text:p>
      <text:p text:style-name="P3">Sweep the streets I used to own</text:p>
      <text:h text:style-name="P7" text:outline-level="3">[INSTRUMENTAL]</text:h>
      <text:p text:style-name="P3">C <text:s/>D <text:s/>G <text:s/>Em <text:s text:c="3"/></text:p>
      <text:p text:style-name="P3">C <text:s/>D <text:s/>G <text:s/>Em <text:s/></text:p>
      <text:h text:style-name="P6" text:outline-level="3">[VERSE 2]</text:h>
      <text:p text:style-name="P3"><text:s text:c="11"/>C <text:s text:c="8"/>D</text:p>
      <text:p text:style-name="P3">I used to roll the dice </text:p>
      <text:p text:style-name="P3"><text:s text:c="10"/>G <text:s text:c="16"/>Em</text:p>
      <text:p text:style-name="P3">Feel the fear in my enemy's eyes </text:p>
      <text:p text:style-name="P3"><text:s text:c="14"/>C <text:s text:c="11"/>D</text:p>
      <text:p text:style-name="P3">Listen as the crowd would sing: </text:p>
      <text:p text:style-name="P3"><text:s text:c="10"/>G <text:s text:c="16"/>Em</text:p>
      <text:p text:style-name="P3">"Now the old king is dead! Long live the king!"</text:p>
      <text:p text:style-name="P3"><text:s text:c="14"/>C <text:s text:c="7"/>D</text:p>
      <text:p text:style-name="P3">One minute I held the key </text:p>
      <text:p text:style-name="P3"><text:s text:c="9"/>G <text:s text:c="19"/>Em</text:p>
      <text:p text:style-name="P3">Next the walls were closed on me </text:p>
      <text:p text:style-name="P3"><text:s text:c="26"/>C <text:s text:c="7"/>D</text:p>
      <text:p text:style-name="P3">And I discovered that my castles stand </text:p>
      <text:p text:style-name="P3"><text:s text:c="5"/>G <text:s text:c="19"/>Em</text:p>
      <text:p text:style-name="P3">Upon pillars of salt and pillars of sand </text:p>
      <text:h text:style-name="P6" text:outline-level="3">[CHORUS]</text:h>
      <text:p text:style-name="P3"><text:s text:c="2"/>C <text:s text:c="13"/>D</text:p>
      <text:p text:style-name="P3">I hear Jerusalem bells are ringing </text:p>
      <text:p text:style-name="P3">G <text:s text:c="12"/>Em</text:p>
      <text:p text:style-name="P3">Roman Cavalry choirs are singing </text:p>
      <text:p text:style-name="P3">C <text:s text:c="15"/>D</text:p>
      <text:p text:style-name="P3">Be my mirror, my sword, and shield</text:p>
      <text:p text:style-name="P3"><text:soft-page-break/><text:s text:c="3"/>G <text:s text:c="16"/>Em</text:p>
      <text:p text:style-name="P3">My missionaries in a foreign field </text:p>
      <text:p text:style-name="P3">C <text:s text:c="16"/>D</text:p>
      <text:p text:style-name="P3">For some reason I can't explain </text:p>
      <text:p text:style-name="P3">G <text:s text:c="20"/>Em <text:s text:c="3"/></text:p>
      <text:p text:style-name="P3">Once you go there was never, </text:p>
      <text:p text:style-name="P3"><text:s text:c="9"/>C <text:s text:c="5"/>D</text:p>
      <text:p text:style-name="P3">never an honest word</text:p>
      <text:p text:style-name="P3"><text:s text:c="9"/>Bm <text:s text:c="13"/>Em </text:p>
      <text:p text:style-name="P3">That was when I ruled the world </text:p>
      <text:h text:style-name="P9" text:outline-level="3">[INSTRUMENTAL]</text:h>
      <text:p text:style-name="P3">C <text:s/>D <text:s/>G <text:s/>Em <text:s text:c="3"/></text:p>
      <text:p text:style-name="P3">C <text:s/>D <text:s/>G <text:s/>Em <text:s text:c="3"/></text:p>
      <text:h text:style-name="P9" text:outline-level="3">[VERSE 3]</text:h>
      <text:p text:style-name="P3"><text:s text:c="22"/>C <text:s text:c="3"/>D</text:p>
      <text:p text:style-name="P3">It was the wicked and wild wind </text:p>
      <text:p text:style-name="P3"><text:s text:c="14"/>G <text:s text:c="14"/>Em</text:p>
      <text:p text:style-name="P3">Blew down the doors to let me in. </text:p>
      <text:p text:style-name="P3"><text:s text:c="26"/>C <text:s text:c="7"/>D</text:p>
      <text:p text:style-name="P3">Shattered windows and the sound of drums </text:p>
      <text:p text:style-name="P3"><text:s text:c="7"/>G <text:s text:c="20"/>Em</text:p>
      <text:p text:style-name="P3">People couldn't believe what I'd become</text:p>
      <text:p text:style-name="P3"><text:s text:c="9"/>C <text:s text:c="5"/>D</text:p>
      <text:p text:style-name="P3">Revolutionaries wait </text:p>
      <text:p text:style-name="P3"><text:s text:c="8"/>G <text:s text:c="14"/>Em</text:p>
      <text:p text:style-name="P3">For my head on a silver plate </text:p>
      <text:p text:style-name="P3"><text:s text:c="19"/>C <text:s text:c="5"/>D</text:p>
      <text:p text:style-name="P3">Just a puppet on a lonely string</text:p>
      <text:p text:style-name="P3"><text:s text:c="3"/>G <text:s text:c="24"/>Em</text:p>
      <text:p text:style-name="P3">Oh who would ever want to be king? </text:p>
      <text:h text:style-name="P9" text:outline-level="3">[CHORUS]</text:h>
      <text:p text:style-name="P3"><text:s text:c="2"/>C <text:s text:c="13"/>D</text:p>
      <text:p text:style-name="P3">I hear Jerusalem bells are ringing </text:p>
      <text:p text:style-name="P3">G <text:s text:c="12"/>Em</text:p>
      <text:p text:style-name="P3">Roman Cavalry choirs are singing </text:p>
      <text:p text:style-name="P3">C <text:s text:c="15"/>D</text:p>
      <text:p text:style-name="P3">Be my mirror, my sword, and shield </text:p>
      <text:p text:style-name="P3"><text:s text:c="3"/>G <text:s text:c="16"/>Em</text:p>
      <text:p text:style-name="P3">My missionaries in a foreign field </text:p>
      <text:p text:style-name="P3">C <text:s text:c="16"/>D</text:p>
      <text:p text:style-name="P3">For some reason I can't explain </text:p>
      <text:p text:style-name="P3"><text:soft-page-break/><text:s text:c="2"/>G <text:s text:c="21"/>Em <text:s text:c="13"/></text:p>
      <text:p text:style-name="P3">I know Saint Peter won't call my name,</text:p>
      <text:p text:style-name="P3"><text:s text:c="3"/>C <text:s text:c="11"/>D </text:p>
      <text:p text:style-name="P3">never an honest word</text:p>
      <text:p text:style-name="P3"><text:s text:c="14"/>Bm <text:s text:c="13"/>Em </text:p>
      <text:p text:style-name="P3">But that was when I ruled the world</text:p>
      <text:h text:style-name="Heading_20_3" text:outline-level="3">[INSTRUMENTAL]</text:h>
      <text:p text:style-name="P3">C <text:s/>Em </text:p>
      <text:p text:style-name="P3">C <text:s/>Em </text:p>
      <text:p text:style-name="P3">C <text:s/>Em </text:p>
      <text:p text:style-name="P3">D <text:s text:c="2"/>D</text:p>
      <text:h text:style-name="Heading_20_3" text:outline-level="3">[BRIDGE]</text:h>
      <text:p text:style-name="P3">C <text:s/>D <text:s/>G <text:s/>Em <text:s text:c="2"/></text:p>
      <text:p text:style-name="P3">Ohhhhh Ohhh Ohhh</text:p>
      <text:p text:style-name="P3">C <text:s/>D <text:s/>G <text:s/>Em <text:s text:c="2"/></text:p>
      <text:p text:style-name="P3">Ohhhhh Ohhh Ohhh </text:p>
      <text:h text:style-name="Heading_20_3" text:outline-level="3">[CHORUS]</text:h>
      <text:p text:style-name="P3"><text:s text:c="2"/>C <text:s text:c="13"/>D</text:p>
      <text:p text:style-name="P3">I hear Jerusalem bells are ringing </text:p>
      <text:p text:style-name="P3">G <text:s text:c="12"/>Em</text:p>
      <text:p text:style-name="P3">Roman Cavalry choirs are singing </text:p>
      <text:p text:style-name="P3">C <text:s text:c="15"/>D</text:p>
      <text:p text:style-name="P3">Be my mirror, my sword, and shield </text:p>
      <text:p text:style-name="P3"><text:s text:c="3"/>G <text:s text:c="16"/>Em</text:p>
      <text:p text:style-name="P3">My missionaries in a foreign field </text:p>
      <text:p text:style-name="P3">C <text:s text:c="16"/>D</text:p>
      <text:p text:style-name="P3">For some reason I can't explain </text:p>
      <text:p text:style-name="P3"><text:s text:c="2"/>G <text:s text:c="21"/>Em <text:s text:c="13"/></text:p>
      <text:p text:style-name="P3">I know Saint Peter won't call my name,</text:p>
      <text:p text:style-name="P3"><text:s text:c="3"/>C <text:s text:c="11"/>D </text:p>
      <text:p text:style-name="P3">never an honest word</text:p>
      <text:p text:style-name="P3"><text:s text:c="14"/>Bm <text:s text:c="14"/>Em </text:p>
      <text:p text:style-name="P3">But that was when I ruled the world <text:s/></text:p>
      <text:h text:style-name="Heading_20_3" text:outline-level="3">[OUTRO]</text:h>
      <text:p text:style-name="P3">C <text:s/>D <text:s/>Bm <text:s/>Em <text:s text:c="13"/></text:p>
      <text:p text:style-name="P3">Oooooh Oooooh Oooooh</text:p>
      <text:p text:style-name="P3">C <text:s/>D <text:s/>Bm <text:s/>Em <text:s text:c="13"/></text:p>
      <text:p text:style-name="P3">Oooooh Oooooh Ooooo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8M37S</meta:editing-duration>
    <meta:editing-cycles>27</meta:editing-cycles>
    <meta:generator>LibreOffice/5.2.6.2$MacOSX_X86_64 LibreOffice_project/a3100ed2409ebf1c212f5048fbe377c281438fdc</meta:generator>
    <dc:title>Lyrics + Chords</dc:title>
    <dc:date>2017-05-19T08:32:01.374724000</dc:date>
    <meta:print-date>2017-04-03T12:23:29.985893000</meta:print-date>
    <meta:document-statistic meta:table-count="0" meta:image-count="0" meta:object-count="0" meta:page-count="4" meta:paragraph-count="123" meta:word-count="465" meta:character-count="3017" meta:non-whitespace-character-count="15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